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4" style:family="paragraph" style:list-style-name="L31">
      <style:paragraph-properties fo:line-height="100%" fo:margin-bottom="0.000000000000000pt" style:tab-stop-distance="35.399999999999999pt"/>
      <style:text-properties fo:color="#000000" fo:font-family="Sans Serif" fo:font-size="12.000000000000000pt"/>
    </style:style>
    <text:list-style style:name="L9" style:display-name="L9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0" style:display-name="L10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8" style:display-name="L8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11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12/03</text:span></text:p>
      <text:p text:style-name="P2"/>
      <text:p text:style-name="P2"/>
      <text:p text:style-name="P2"><text:span text:style-name="T1">Meriem</text:span></text:p>
      <text:p text:style-name="P2"/>
      <text:p text:style-name="P2">Travail effectué depuis la réunion du 04/03 :</text:p>
      <text:p text:style-name="P2"/>
      <text:p text:style-name="P3">Ne pas s’arrêter à un programme console mais faire un programme GUI (Graphical User Interface)</text:p>
      <text:p text:style-name="P3"/>
      <text:list text:style-name="L9" xml:id="list-aee72ebe-8d3f-4b67-8ca1-451135020ea9">
        <text:list-item>
          <text:p text:style-name="P3">Utilisation d’une bibliothèque spécialisée : entre utiliser GTK ou Qt, notre choix se reporte sur Qt (Framework multiplateforme pour créer des GUI), <text:s/>plus facile à utiliser, en C++.</text:p>
        </text:list-item>
      </text:list>
      <text:p text:style-name="P3"/>
      <text:list text:style-name="L9" xml:id="list-78d7a8a2-5a0a-49fd-8b95-3d1c3d29ec75">
        <text:list-item>
          <text:p text:style-name="P3">Documentation concernant Qt, ce qui en résulte :</text:p>
        </text:list-item>
      </text:list>
      <text:p text:style-name="P3"/>
      <text:list text:style-name="L10" xml:id="list-34c5e561-1b4b-41c9-9cde-3578a3e54a48">
        <text:list-item>
          <text:list text:style-name="L10" xml:id="list-8e868cdb-0dfe-455f-9f86-6850b8f6ef4a">
            <text:list-item>
              <text:list text:style-name="L10" xml:id="list-17abc80b-bd60-4998-b040-b637f144809d">
                <text:list-item>
                  <text:p text:style-name="P3">Contient plusieurs modules : création de fenêtre, dessiner en 2D, gestion de la 3D, module réseau etc.</text:p>
                </text:list-item>
                <text:list-item>
                  <text:p text:style-name="P3">Portabilité !</text:p>
                </text:list-item>
                <text:list-item>
                  <text:p text:style-name="P3">On peut associer notre projet Qt à notre gestionnaire de version Git par la suite.</text:p>
                </text:list-item>
              </text:list>
            </text:list-item>
          </text:list>
        </text:list-item>
      </text:list>
      <text:p text:style-name="P3"/>
      <text:list text:style-name="L9" xml:id="list-cfd48483-1b93-4fb7-85dd-791c355669ca">
        <text:list-item>
          <text:p text:style-name="P3">Familiarisation avec <text:s/>Qt : réalisation de quelques premières petites fenêtres.</text:p>
        </text:list-item>
      </text:list>
      <text:p text:style-name="P3"/>
      <text:p text:style-name="P3"/>
      <text:p text:style-name="P3">A faire pour la semaine prochaine : commencer notre interface.</text:p>
      <text:p text:style-name="P3"/>
      <text:p text:style-name="P3"/>
      <text:p text:style-name="P2"><text:span text:style-name="T1">Emmanuel</text:span></text:p>
      <text:p text:style-name="P2"/>
      <text:p text:style-name="P2">Travail effectué depuis la réunion du 04/03 :</text:p>
      <text:p text:style-name="P2"/>
      <text:list text:style-name="L7" xml:id="list-5b33ab35-de86-418d-9fde-97a927f930ee">
        <text:list-item>
          <text:p text:style-name="P2">Débug</text:p>
        </text:list-item>
      </text:list>
      <text:p text:style-name="P2"/>
      <text:list text:style-name="L8" xml:id="list-16d426b1-2c79-411f-bc2b-49b2dc0772c1">
        <text:list-item>
          <text:list text:style-name="L8" xml:id="list-4850db9a-e222-40d2-91f2-c48165acea5a">
            <text:list-item>
              <text:list text:style-name="L8" xml:id="list-f1f8716d-46f3-4aec-8aa4-e3c0a928db9b">
                <text:list-item>
                  <text:p text:style-name="P2">Notre programme ne semble pas comporter de bugs, le problème semble venir de l'algorithme en lui-même : pourquoi ajouter systématiquement les images au cluster tant que CON(Sc) &lt; CON(S1), sans vérifier leur distance à ce cluster, ce qui provoque évidemment l'ajout d'images inopportunes ?</text:p>
                </text:list-item>
              </text:list>
            </text:list-item>
          </text:list>
        </text:list-item>
      </text:list>
      <text:p text:style-name="P2"/>
      <text:p text:style-name="P2">A faire pour la semaine prochaine : trouver une solution.</text:p>
      <text:p text:style-name="P2"/>
      <text:p text:style-name="P4"/>
      <text:p text:style-name="P4"><text:span text:style-name="T1">Constance</text:span></text:p>
      <text:p text:style-name="P4"/>
      <text:p text:style-name="P4">Travail effectué depuis la réunion du 04/03 :</text:p>
      <text:p text:style-name="P4"/>
      <text:list text:style-name="L11" xml:id="list-50c5dd97-7c6d-44fe-be70-2e0fd89a3a4f">
        <text:list-item>
          <text:p text:style-name="P4">Recherche sur les différentes méthodes de résumé vidéo</text:p>
        </text:list-item>
      </text:list>
      <text:p text:style-name="P4"/>
      <text:list text:style-name="L11" xml:id="list-21440a00-872f-4efb-a62f-d72018352ddd">
        <text:list-item>
          <text:p text:style-name="P4">Méthode par changement de contenu (méthode très basique) : méthode évoquée dans plusieurs articles comme étant la méthode la plus simple mais qui demande des informations à l’utilisateur =&gt; comprise et peut être codée</text:p>
        </text:list-item>
      </text:list>
      <text:p text:style-name="P4"/>
      <text:list text:style-name="L11" xml:id="list-0dd94ad7-1def-46ab-a513-e8ef7d380a42">
        <text:list-item>
          <text:p text:style-name="P4">Méthode utilisant un algorithme génétique : plusieurs articles en parlant</text:p>
        </text:list-item>
      </text:list>
      <text:p text:style-name="P4"/>
      <text:list text:style-name="L11" xml:id="list-fba2eefa-8b7e-431f-9b5a-f2c0483d1f5e">
        <text:list-item>
          <text:p text:style-name="P4">Méthode utilisant des graphes : un article en parlant, nécessite encore des recherches car semble assez compliquée</text:p>
        </text:list-item>
      </text:list>
      <text:p text:style-name="P4"/>
      <text:p text:style-name="P4">Il existe également des méthodes travaillant également sur l’audio pour conserver une bande son cohérente en faisant un résumé vidéo, mais elles sont beaucoup plus compliquées à implémenter et ne correspondent pas à ce que nous recherchons.</text:p>
      <text:p text:style-name="P4"/>
      <text:p text:style-name="P4">A faire pour la semaine prochaine :</text:p>
      <text:p text:style-name="P4"/>
      <text:list text:style-name="L11" xml:id="list-140903e5-d3ee-4cdb-9805-5b69a89f56f9">
        <text:list-item>
          <text:p text:style-name="P4">Continuer de se documenter</text:p>
        </text:list-item>
      </text:list>
      <text:p text:style-name="P4"/>
      <text:list text:style-name="L11" xml:id="list-824c1df8-13c7-4676-8995-4b6c543fb1c9">
        <text:list-item>
          <text:p text:style-name="P4">Comprendre la méthode utilisant un algorithme génétique et son algorith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111" style:display-name="L1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5</meta:editing-cycles>
    <dc:date>2014-03-20T15:06:45</dc:date>
    <meta:creation-date>2008-08-22T11:41:04</meta:creation-date>
  </office:meta>
</office:document-meta>
</file>